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iel Graham</text:p>
      <text:p text:style-name="P1">CSC 341 FINAL</text:p>
      <text:p text:style-name="P1">Dr. Toth</text:p>
      <text:p text:style-name="P1"/>
      <text:p text:style-name="P2"><text:tab/>CSC 341 Final</text:p>
      <text:p text:style-name="P1"/>
      <text:p text:style-name="P1">1.</text:p>
      <text:p text:style-name="P1"><text:tab/>The features I would use to compare programming languages are readability, writability, cost, portability and reliability. </text:p>
      <text:p text:style-name="P1"/>
      <text:p text:style-name="P1"><text:tab/>A language's readability is determined by how easily and quickly a programmer can look at code that someone else has written and understand what that code is doing. This feature is extremely important to a programming language because it is more important that a human can understand a program than a computer can. People are the ones who have to fix bugs, and update software. If people cannot understand code written by their predecessors they cannot update it, and that code basically unusable. In industry maintaining code is extremely important, and a language that cannot easily be maintained, cannot be sustained. Additionally in recreational or personal programming, a language that is not readable will likely not be used either due to the hassle a person would have to go through to just remember and understand code they themselves wrote months ago. A language that is more readable is more appealing to people because they can update it easier, understand its purpose faster, and feel more confident about their knowledge of the code. </text:p>
      <text:p text:style-name="P1"><text:tab/></text:p>
      <text:p text:style-name="P1"><text:tab/>The writability of a language is determined by how easily and quickly a programmer can write a piece of code that works how they anticipate. This feature is important on the code production end of programming. Whenever a person writes code, they have an idea in their head of what they want the code to do. When they program, they turn that idea or goal into an actual program to accomplish that goal. The more writable a language is, the faster and more accurately a programmer can turn goals or ideas into code. One way a language is more writable is giving it reserved words for common operations or allowing operator overloading. Another reason for reserved words with predefined functions is that given enough time, a person could program anything into a computer, however having predefined functions limits the programmers need to code functions that are extremely common like the print function. Furthermore, having determined programming paradigms that are hard coded into the language helps with both readability and writability; if a person must write code in a certain way, they will learn how to read it as well. A programming language that is more writable than another will be more appealing because the programmer can create code faster and to accomplish bigger tasks. </text:p>
      <text:p text:style-name="P1"/>
      <text:p text:style-name="P1"><text:tab/>The cost of a language may be divided into two components: how much time the language takes to learn and code fluently (cost of manpower), and how efficient the code is (cost of time). These two areas may be exclusive because one may not affect another, however both are considered cost components, especially from a business perspective. The component of cost related to learning the new language and coding in it is related to readability and writability, how easily can the code be understood and coded in. Those two aspects of language evaluation are the biggest when it comes to analyzing the cost from a manpower perspective. However efficiency is the largest draw of time. A programming language that is extremely readable and writable may not be very efficient when run. Today efficiency is not as big of an issue as it once was, we have computers that are constantly getting faster, however for a business that runs millions of programs a day, the little inefficiencies add exponentially. When evaluating a language, the cost of computation, depending on your application, may be crucial. For example this summer during my research, the computation took the most time and I was constantly waiting for the computer most of the time. This is a huge cost in wasted manpower and increases in <text:soft-page-break/>efficiency may cause the cost to change drastically. Cost is a huge factor in a programming language for a business because they are constantly evaluating costs and benefits and a programming language that has a lower cost will also be more appealing. </text:p>
      <text:p text:style-name="P1"/>
      <text:p text:style-name="P1"><text:tab/>Portability and reliability are two smaller areas of programming language evaluation that should be taken into account. Portability is the ability of code to be run on different hardware and OS and reliability is a measure of how much trust a programmer can put in his code to do what he wants. In the early days of programming languages these were larger issues than they are today. For example, portability was an issue early on because code was written for specific machines with custom parts. Now however, computers are standardized to the point where most programming languages are portable to almost all systems. The last issue with portability comes from different operating systems. Linux, Mac OS and Windows sometimes have issues with portability of software, however these issues are usually never major enough to be determining factors for a language. Furthermore reliability is something we have come to expect from our programs. There may be an occasional rounding error or loss of a decimal that would matter for very specific applications, however for the most part we can expect reasonable reliability from programming languages. The only way reliability could be used today to judge a language would be if the language was not reasonably reliable it would be instantly unappealing. </text:p>
      <text:p text:style-name="P1"/>
      <text:p text:style-name="P1">2.</text:p>
      <text:p text:style-name="P1"><text:tab/>When teaching a CS 1 course I would recommend an interpreted, high level, object oriented language, similar to Python. </text:p>
      <text:p text:style-name="P1"><text:tab/>The reason I would choose a high level language is because those languages typically have very good readability and writablilty. When teaching someone how to code for the first time, it is vitally important that they understand what their code does and how to accomplish their coding goals. One of the most frustrating things when coding is knowing what you want to do, but not being able to figure out how the language can do it. For intro students who have never been exposed to programming before, that kind of frustrating is multiplied by the fact that they are not familiar with certain coding principles to begin with. Further frustration could turn them off programming entirely, something that should be encouraged in CS 1. Additionally making code readable allows the intro students to understand how their code works, and get them in the mindset of a programmer early on. Coding in a readable language teaches intro students to look closely at their code and know what all of it does so they know how to fix it easily. It teaches them good coding practices that will carry over to future coding. One of the common drawbacks to a high level language is that it may be less efficient than a lower level language, and the user has more bounds in what they can do. While this is true, neither of those things are very important for an intro level course. Intro students do not need to have blazing fast code or be able to change anything in their code. In fact, it is better that they do not have access to change everything in their code because it allows them to fully understand everything in the context of that language. An intro student can know exactly what their python program does, rather than just hand waving about certain features.</text:p>
      <text:p text:style-name="P1"><text:tab/>The reason I would have it as an interpreted language is because the concept of compilation may seem foreign to someone who has never taken a CSC course before, and interpretation is very similar to how we read. The less new ideas one has to introduce at once to a intro student the better and interpretation is already a familiar concept. Furthermore, interpreted languages are easier to run right away, Python is very easy for anyone to run, whereas java or other compiled languages need some level of computational expertise to just run the program. Lastly, the errors for interpreted languages happen in real-time so the user can see exactly where their program had a problem when it happened, not during compilation. </text:p>
      <text:p text:style-name="P1"><text:tab/>Finally, the reason I would choose an object oriented language is due to its intuitiveness. Like I <text:soft-page-break/>said before, I want to give the intro students as few new concepts as possible, and a language that uses objects is very similar to how we think about the real world. OO languages use nouns and verbs (objects and methods) to program just like how we talk about doing things in actuality. One does not need the concept of recursion, or functions, or databases to understand object oriented languages. An intro level student can pick up an object oriented language intuitively more easily than any other current paradigm, because of how “real life” it is. </text:p>
      <text:p text:style-name="P1"/>
      <text:p text:style-name="P1">3.</text:p>
      <text:p text:style-name="P1"><text:tab/>The main lessons I have learned in CSC 341 this semester are that programming languages are about compromise and trade-offs, although some may be objectively better, giving the user more control is not always a benefit, and my own preferences when it comes to choosing the right tool for the job.</text:p>
      <text:p text:style-name="P1"><text:tab/></text:p>
      <text:p text:style-name="P1"><text:tab/><text:span text:style-name="T1">Trade-offs and compromise</text:span></text:p>
      <text:p text:style-name="P3"><text:tab/></text:p>
      <text:p text:style-name="P3"><text:tab/>This semester we spent most of our time looking at the features of languages and evaluating how effective those languages are. Every language claims to be the “best” but best is not always very clear. When looking at languages, one must consider many factors that usually contradict each other. For example a high level language like Python may be extremely readable and writable, however suffers in efficiency. In fact the reason it suffers in efficiency is a result of its high level of readability and writability. The negative aspects of a programming languages may be side effects, but the authors of those languages allowed them purposely because they valued one criteria over another. With the example of Python, the creator of Python valued readability and writability over speed, so allowed the efficiency of the language to suffer, in order to maximize readability and writability. These compromises are what go into writing a programming language. We can think we are going to make the best language, but at the end of the day we are limited to the hardware we are given. We have to make decisions about what we value in order to determine what is most important to our language; what makes our language important. These trade-offs do not necessarily make one language better than another, just more suited for different tasks. FORTRAN is more useful for intense computation than Python, however is much less writable. This does not mean however, that a language cannot be objectively bad. When creating a language, while I don't think it is possible to be the best in every evaluation category, I do think one can fail in all of them. The criteria we used to judge languages are useful for identifying a language's strengths, but also for identifying when a language is just objectively terrible. </text:p>
      <text:p text:style-name="P3"><text:tab/></text:p>
      <text:p text:style-name="P3"><text:tab/><text:span text:style-name="T1">With great power comes great responsibility</text:span></text:p>
      <text:p text:style-name="P3"><text:span text:style-name="T1"/></text:p>
      <text:p text:style-name="P3"><text:tab/>Another common discussion we had this year was about giving the user access to certain features. Some examples were multiple return statements, typed parameters and the dreaded GOTO statement. We had a lot of good discussion about these topics and I think what a lot of it boiled down to was a debate of control versus writability and readability. When the programmer is given more control she can accomplish more. The more aspects of the language she has access to, the better she can make her code. Giving the programmer control is better for the code as far as the machine goes. But programmers are not machines. When you give the user control of the GOTO or multiple return statements you take a gamble with human error. If the programmer does not know how to use them properly or makes a mistake, they can cause serious damage. For an infallible machine creating code, one would want to give them the most access possible to make their code as efficient as possible, taking advantage of any resource they could. For people however, they need to be able to understand their code easily, and code accurately and reliably. Therefore in some cases, one should limit what the <text:soft-page-break/>programmer can access in the language. However, as languages get more lower level, the programmer may gain access to these features. They remind me somewhat of levels and experience. Limiting the programmers capabilities early on prevents them from destroying themselves and allows them to learn the basics so that later on, they can have full access to the higher level, more powerful functions. Maybe even one day....the GOTO. <text:span text:style-name="T1">Gasp</text:span></text:p>
      <text:p text:style-name="P3"><text:span text:style-name="T1"/></text:p>
      <text:p text:style-name="P3"/>
      <text:p text:style-name="P3"><text:tab/><text:span text:style-name="T1">Preference and programming</text:span></text:p>
      <text:p text:style-name="P3"><text:span text:style-name="T1"/></text:p>
      <text:p text:style-name="P3"><text:tab/>The last, and in my opinion most important, lesson I learned in CSC 341 was my own preference for languages and how I can best accomplish my goals. In our study of functional, procedural, logic and object oriented languages I got a taste of what each is used for and what I like best. From this class I realized that I am still inherently an object oriented programmer, but I am intrigued by the recursive potential of functional programming. If I was given a task that did not obviously lend itself to one specific programming paradigm, I would likely choose object oriented still, because that is my favorite. However, just practicing solving problems with other languages gave me actual experience about what each paradigm is good for. Now when I am given a problem that I need to solve computationally, if the problem does not easily lend itself to an object oriented approach I know where to look. I can think about problems first in terms of what paradigm suits them best, and then try to solve the problem in that paradigm, rather than trying to force a solution in one paradigm. I think the value of knowing multiple paradigms and how to use them is immense and will drastically improve my problem solving abilities. Furthermore, when learning a new language that is in a certain paradigm, I now have a way of thinking about that language and how to code in that language other than the typical object oriented style. These real world skills I gained were the most valuable lessons I learned from this course.</text:p>
      <text:p text:style-name="Standard"/>
      <text:p text:style-name="Standard"/>
      <text:p text:style-name="Standard"/>
      <text:p text:style-name="Standard"/>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Graham</meta:initial-creator>
    <meta:creation-date>2014-12-09T14:26:19.29</meta:creation-date>
    <meta:generator>OpenOffice/4.1.1$Win32 OpenOffice.org_project/411m6$Build-9775</meta:generator>
    <dc:date>2014-12-09T15:53:06.83</dc:date>
    <dc:creator>Daniel Graham</dc:creator>
    <meta:editing-duration>PT1H26M41S</meta:editing-duration>
    <meta:editing-cycles>15</meta:editing-cycles>
    <meta:document-statistic meta:table-count="0" meta:image-count="0" meta:object-count="0" meta:page-count="4" meta:paragraph-count="28" meta:word-count="2356" meta:character-count="13946"/>
  </office:meta>
</office:document-meta>
</file>